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6cm"/>
    </style:style>
    <style:style style:name="co2" style:family="table-column">
      <style:table-column-properties fo:break-before="auto" style:column-width="5.884cm"/>
    </style:style>
    <style:style style:name="co3" style:family="table-column">
      <style:table-column-properties fo:break-before="auto" style:column-width="16.6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ffb66c"/>
    </style:style>
    <style:style style:name="gr1" style:family="graphic">
      <style:graphic-properties draw:stroke="none" svg:stroke-color="#000000" draw:fill="solid" draw:fill-color="#ff4000" fo:min-height="7.91cm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4000"/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2" svg:width="11.305cm" svg:height="7.91cm" svg:x="12.83cm" svg:y="1.991cm">
            <draw:text-box>
              <text:p text:style-name="P1"><text:span text:style-name="T1">NE PAS SE FIER AUX COMMITS SEULEMENT. Suivre les fichiers!!!!! </text:span></text:p>
              <text:p text:style-name="P1"><text:span text:style-name="T1"/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ranche</text:p>
          </table:table-cell>
          <table:table-cell office:value-type="string" calcext:value-type="string">
            <text:p>titre 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Justificati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contexte sans cache </text:p>
          </table:table-cell>
          <table:table-cell office:value-type="string" calcext:value-type="string">
            <text:p>https://gitlab.forge.gouv.qc.ca/TQ/igo2-lib/-/commit/34490c9989ad23545935b3691c4a559767eda744</text:p>
          </table:table-cell>
          <table:table-cell office:value-type="string" calcext:value-type="string">
            <text:p>Éviter d’avoir de la cache sur les contex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.5.0-tq</text:p>
          </table:table-cell>
          <table:table-cell table:style-name="ce3" office:value-type="string" calcext:value-type="string">
            <text:p>Export vers geocat</text:p>
          </table:table-cell>
          <table:table-cell table:style-name="ce3" office:value-type="string" calcext:value-type="string">
            <text:p>https://gitlab.forge.gouv.qc.ca/TQ/igo2-lib/-/commit/0f33435766d180d4e3cc409599e5ed6c9cd178dc</text:p>
          </table:table-cell>
          <table:table-cell table:style-name="ce3" office:value-type="string" calcext:value-type="string">
            <text:p>Ajoute au lien du geocatalogue l’étendu carto. </text:p>
          </table:table-cell>
          <table:table-cell table:style-name="ce3" table:number-columns-repeated="1019"/>
          <table:table-cell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Impression légende</text:p>
          </table:table-cell>
          <table:table-cell office:value-type="string" calcext:value-type="string">
            <text:p>https://gitlab.forge.gouv.qc.ca/TQ/igo2-lib/-/commit/d6b0e4b475a89d007def63530825ed545625698c</text:p>
          </table:table-cell>
          <table:table-cell office:value-type="string" calcext:value-type="string">
            <text:p>Attendre que la légende soit prete avant d’imprimer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recherche MTQ</text:p>
          </table:table-cell>
          <table:table-cell office:value-type="string" calcext:value-type="string">
            <text:p>https://gitlab.forge.gouv.qc.ca/TQ/igo2-lib/-/commit/c9e1fa1355d6b54c9cbfd393533be80a40dce5dd</text:p>
          </table:table-cell>
          <table:table-cell office:value-type="string" calcext:value-type="string">
            <text:p>service mt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Taille police réduite</text:p>
          </table:table-cell>
          <table:table-cell office:value-type="string" calcext:value-type="string">
            <text:p>https://gitlab.forge.gouv.qc.ca/TQ/igo2-lib/-/commit/66027015bd4b8a8c8b69d3c1131856a05bc6d768</text:p>
          </table:table-cell>
          <table:table-cell office:value-type="string" calcext:value-type="string">
            <text:p>Police a 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Zindex par URL</text:p>
          </table:table-cell>
          <table:table-cell office:value-type="string" calcext:value-type="string">
            <text:p>https://gitlab.forge.gouv.qc.ca/TQ/igo2-lib/-/commit/34490c9989ad23545935b3691c4a559767eda744</text:p>
          </table:table-cell>
          <table:table-cell office:value-type="string" calcext:value-type="string">
            <text:p>Lire dans l’url l’ordre des couches configurées dans les contex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Zindex dans partage</text:p>
          </table:table-cell>
          <table:table-cell office:value-type="string" calcext:value-type="string">
            <text:p>https://gitlab.forge.gouv.qc.ca/TQ/igo2-lib/-/commit/34490c9989ad23545935b3691c4a559767eda744</text:p>
          </table:table-cell>
          <table:table-cell office:value-type="string" calcext:value-type="string">
            <text:p>Partager l’ordre des couches configurées dans les contex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MTQ interceptor</text:p>
          </table:table-cell>
          <table:table-cell office:value-type="string" calcext:value-type="string">
            <text:p>https://gitlab.forge.gouv.qc.ca/TQ/igo2-lib/-/commit/5a87525c57403b2aad6a9e27a9d4f59571598cba</text:p>
          </table:table-cell>
          <table:table-cell office:value-type="string" calcext:value-type="string">
            <text:p>Passer username password au service de recherche E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G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service recherche</text:p>
          </table:table-cell>
          <table:table-cell office:value-type="string" calcext:value-type="string">
            <text:p>https://gitlab.forge.gouv.qc.ca/TQ/igo2/-/commit/2a9d839e0a34d2eb0604fb9a8488ff0be5281a00</text:p>
          </table:table-cell>
          <table:table-cell office:value-type="string" calcext:value-type="string">
            <text:p>provider service recherc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francais</text:p>
          </table:table-cell>
          <table:table-cell office:value-type="string" calcext:value-type="string">
            <text:p>https://gitlab.forge.gouv.qc.ca/TQ/igo2/-/commit/dce3254bf6039ecd2e3d5b45eef0e3cb24d90957</text:p>
          </table:table-cell>
          <table:table-cell office:value-type="string" calcext:value-type="string">
            <text:p>francais seulemen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1.5.0-tq</text:p>
          </table:table-cell>
          <table:table-cell table:style-name="ce5" office:value-type="string" calcext:value-type="string">
            <text:p>couleur toolbox</text:p>
          </table:table-cell>
          <table:table-cell table:style-name="ce5" office:value-type="string" calcext:value-type="string">
            <text:p>sidenav.component.html</text:p>
          </table:table-cell>
          <table:table-cell table:style-name="ce5" office:value-type="string" calcext:value-type="string">
            <text:p>couleur toolbox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geolocate</text:p>
          </table:table-cell>
          <table:table-cell office:value-type="string" calcext:value-type="string">
            <text:p>https://gitlab.forge.gouv.qc.ca/TQ/igo2/-/commit/751aeaa319312d8bab5cd559e2dc3041840765a5</text:p>
          </table:table-cell>
          <table:table-cell office:value-type="string" calcext:value-type="string">
            <text:p>enlever igo-geolocate-butt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https://gitlab.forge.gouv.qc.ca/TQ/igo2/-/commit/f15b0c50d578c1ab6fa2804114f5cd7bf207b254</text:p>
          </table:table-cell>
          <table:table-cell office:value-type="string" calcext:value-type="string">
            <text:p>monter le bouton de ro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avis IE</text:p>
          </table:table-cell>
          <table:table-cell office:value-type="string" calcext:value-type="string">
            <text:p>https://gitlab.forge.gouv.qc.ca/TQ/igo2/-/commit/d316162844a199ac4b52ba832051fa10e79a21bd</text:p>
          </table:table-cell>
          <table:table-cell office:value-type="string" calcext:value-type="string">
            <text:p>Message avis Internet Explor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4</text:p>
          </table:table-cell>
          <table:table-cell table:style-name="ce7" office:value-type="string" calcext:value-type="string">
            <text:p>activer le rtss a la carte (CONFIG)</text:p>
          </table:table-cell>
          <table:table-cell table:style-name="ce7" office:value-type="string" calcext:value-type="string">
            <text:p>https://gitlab.forge.gouv.qc.ca/TQ/igo2/-/commit/fb4ccbc6e5b8336542e3159b8e7e6d73564754a5</text:p>
          </table:table-cell>
          <table:table-cell table:style-name="ce7" office:value-type="string" calcext:value-type="string">
            <text:p>activer le tooltip rtss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locale rtss pointer</text:p>
          </table:table-cell>
          <table:table-cell office:value-type="string" calcext:value-type="string">
            <text:p>https://gitlab.forge.gouv.qc.ca/TQ/igo2/-/commit/eb23f9a93148eccdeb5c18583bad47613590dfbe</text:p>
          </table:table-cell>
          <table:table-cell office:value-type="string" calcext:value-type="string">
            <text:p>locale rtss poi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remove mapcache de edge </text:p>
          </table:table-cell>
          <table:table-cell office:value-type="string" calcext:value-type="string">
            <text:p>https://gitlab.forge.gouv.qc.ca/TQ/igo2/-/commit/43d2a68ffdd976def8d3fca72d34d72b7a24a200</text:p>
          </table:table-cell>
          <table:table-cell office:value-type="string" calcext:value-type="string">
            <text:p>Problématique de C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.0-tq</text:p>
          </table:table-cell>
          <table:table-cell office:value-type="string" calcext:value-type="string">
            <text:p>page de départ /titre</text:p>
          </table:table-cell>
          <table:table-cell office:value-type="string" calcext:value-type="string">
            <text:p>https://gitlab.forge.gouv.qc.ca/TQ/igo2/-/commit/c378508fbddd4d38d28e505ab7e27fc3f26b3be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00-00-00</text:date>, <text:time style:data-style-name="N2" text:time-value="16:40:30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18T10:27:49.917000000</meta:creation-date>
    <dc:date>2020-10-05T16:40:38.618000000</dc:date>
    <meta:editing-duration>P1DT5H26M57S</meta:editing-duration>
    <meta:editing-cycles>45</meta:editing-cycles>
    <meta:generator>LibreOffice/7.0.1.2$Windows_X86_64 LibreOffice_project/7cbcfc562f6eb6708b5ff7d7397325de9e764452</meta:generator>
    <meta:document-statistic meta:table-count="1" meta:cell-count="76" meta:object-count="1"/>
  </office:meta>
</office:document-meta>
</file>